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Oneida1" svg:font-family="Oneida" style:font-pitch="variable"/>
    <style:font-face style:name="Oneida" svg:font-family="Oneid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0.0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45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Oneida1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ar" style:country-asian="SA" style:font-style-asian="normal" style:font-weight-asian="normal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Oneida1" fo:font-size="20pt" style:font-size-asian="20pt" style:font-size-complex="20pt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style:font-name="Oneida1" fo:font-size="20pt" fo:font-style="normal" fo:text-shadow="none" fo:font-weight="normal" style:text-underline-mode="continuous" style:text-overline-mode="continuous" style:text-line-through-mode="continuous" style:font-size-asian="20pt" style:font-style-asian="normal" style:font-weight-asian="normal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Oneida1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20pt" style:language-asian="ar" style:country-asian="SA" style:font-style-asian="normal" style:font-weight-asian="normal" style:font-size-complex="2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font-name="Oneida1" fo:font-size="20pt" style:font-size-asian="20pt" style:font-size-complex="20pt"/>
    </style:style>
    <style:style style:name="T1" style:family="text">
      <style:text-properties fo:font-size="20pt" style:font-size-asian="20pt" style:font-size-complex="20pt" style:font-name="Oneida"/>
    </style:style>
    <style:style style:name="T2" style:family="text">
      <style:text-properties fo:font-size="20pt" style:font-size-asian="20pt" style:font-size-complex="20pt" style:font-name="Oneida" style:text-underline-style="solid" style:text-underline-width="auto" style:text-underline-color="font-color" fo:language="en" fo:country="US" style:language-asian="ar" style:country-asian="SA" style:font-name-asian="" style:font-name-complex="Oneida"/>
    </style:style>
    <style:style style:name="T3" style:family="text">
      <style:text-properties style:font-name="Oneida" fo:font-size="16pt" style:text-underline-style="solid" style:text-underline-width="auto" style:text-underline-color="font-color" fo:language="en" fo:country="US" style:language-asian="ar" style:country-asian="SA" style:font-name-asian="" style:font-name-complex="Oneida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Ukwehok&amp;</text:span><text:span text:style-name="T2">ha</text:span>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office:value-type="string" calcext:value-type="string">
            <text:p>Yukhinulh@ ohw^tsya&gt;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Ohnekanushok&amp;<text:span text:style-name="T3">ha</text:span> 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Nya&gt;tek^tsyak<text:span text:style-name="T3">e</text:span> 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Ka&gt;niyohunt#s aw^hiht<text:span text:style-name="T3">e&gt;</text:span> 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Oyu&gt;kwa&gt;u=<text:span text:style-name="T3">w#</text:span> 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@hs&lt; na&gt;tekut&lt;hnu=t#h<text:span text:style-name="T3">le&gt;</text:span> (kuti=kw#k<text:span text:style-name="T3">u</text:span>)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Onekli&gt;sh&amp;<text:span text:style-name="T3">ha</text:span>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Onuhkwa&gt;thok&amp;<text:span text:style-name="T3">ha</text:span> (Kaye nikawelak<text:span text:style-name="T3">e</text:span>)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Nya&gt;tekalu=t@k<text:span text:style-name="T3">e</text:span> 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Nya&gt;tekatsi&gt;nu=w@k<text:span text:style-name="T3">e</text:span> 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Otsi&gt;t&lt;hash&amp;<text:span text:style-name="T3">ha</text:span> 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Kutilyo&gt;ok&amp;<text:span text:style-name="T3">ha</text:span> 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Owela&gt;sh&amp;<text:span text:style-name="T3">ha</text:span> 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Lotihs%tha&gt; Latihsakayu=t#hs<text:span text:style-name="T3">e&gt;</text:span> 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Yukhihs%tha&gt; kwa&gt;ahsute&gt;k#kha&gt; when$=tahl<text:span text:style-name="T3">e&gt;</text:span> 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Shukwahts$ha kw&lt;te&gt;k#kha&gt; when$=tahl<text:span text:style-name="T3">e&gt;</text:span>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Yotsistohkwa=l<text:span text:style-name="T3">&amp;=</text:span> 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Kay# nih&lt;nukw#=tak<text:span text:style-name="T3">e</text:span> (tsi&gt; she=k&amp; yukhi&gt;nikuhlat@tyehs<text:span text:style-name="T3">e&gt;</text:span>)</text:p>
          </table:table-cell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4" office:value-type="string" calcext:value-type="string">
            <text:p>Skanyatali=y% (tsi&gt; n@hte&gt; sholihway^tho&gt; n#= kanehelat&amp;ksla)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 office:value-type="string" calcext:value-type="string">
            <text:p>Shukwaya&gt;t$su (n#= olihwakwe=k&amp; lawy&lt;n&lt;t@=u)</text:p>
          </table:table-cell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Oneida1" svg:font-family="Oneida" style:font-pitch="variable"/>
    <style:font-face style:name="Oneida" svg:font-family="Oneid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6T14:06:09.691854178</meta:creation-date>
    <dc:date>2018-07-06T14:07:42.495602053</dc:date>
    <meta:editing-duration>PT1M33S</meta:editing-duration>
    <meta:editing-cycles>1</meta:editing-cycles>
    <meta:document-statistic meta:table-count="1" meta:cell-count="42" meta:object-count="0"/>
    <meta:generator>LibreOffice/5.4.0.3$Linux_X86_64 LibreOffice_project/40m0$Build-3</meta:generator>
  </office:meta>
</office:document-meta>
</file>